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CIDFont+F1" fo:font-size="11.1000003814697pt" fo:font-weight="normal" style:font-name-asian="CIDFont+F1" style:font-size-asian="11.1000003814697pt" style:font-weight-asian="normal" style:font-name-complex="CIDFont+F1" style:font-size-complex="11.1000003814697pt" style:font-weight-complex="normal"/>
    </style:style>
    <style:style style:name="T2" style:family="text">
      <style:text-properties fo:color="#000000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3" style:family="text">
      <style:text-properties fo:color="#000000" loext:opacity="100%" style:font-name="CIDFont+F2" fo:font-size="14.1000003814697pt" fo:font-weight="normal" style:font-name-asian="CIDFont+F2" style:font-size-asian="14.1000003814697pt" style:font-weight-asian="normal" style:font-name-complex="CIDFont+F2" style:font-size-complex="14.1000003814697pt" style:font-weight-complex="normal"/>
    </style:style>
    <style:style style:name="T4" style:family="text">
      <style:text-properties fo:color="#000000" loext:opacity="100%" style:font-name="CIDFont+F3" fo:font-size="14.1000003814697pt" fo:font-weight="normal" style:font-name-asian="CIDFont+F3" style:font-size-asian="14.1000003814697pt" style:font-weight-asian="normal" style:font-name-complex="CIDFont+F3" style:font-size-complex="14.1000003814697pt" style:font-weight-complex="normal"/>
    </style:style>
    <style:style style:name="T5" style:family="text">
      <style:text-properties fo:color="#000000" loext:opacity="100%" style:font-name="CIDFont+F4" fo:font-size="11.1000003814697pt" fo:font-weight="normal" style:font-name-asian="CIDFont+F4" style:font-size-asian="11.1000003814697pt" style:font-weight-asian="normal" style:font-name-complex="CIDFont+F4" style:font-size-complex="11.1000003814697pt" style:font-weight-complex="normal"/>
    </style:style>
    <style:style style:name="T6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7" style:family="text">
      <style:text-properties fo:color="#000000" loext:opacity="100%" style:font-name="CIDFont+F3" fo:font-size="11.1000003814697pt" fo:font-weight="normal" style:font-name-asian="CIDFont+F3" style:font-size-asian="11.1000003814697pt" style:font-weight-asian="normal" style:font-name-complex="CIDFont+F3" style:font-size-complex="11.1000003814697pt" style:font-weight-complex="normal"/>
    </style:style>
    <style:style style:name="T8" style:family="text">
      <style:text-properties fo:color="#000000" loext:opacity="100%" style:font-name="CIDFont+F5" fo:font-size="11.1000003814697pt" fo:font-weight="normal" style:font-name-asian="CIDFont+F5" style:font-size-asian="11.1000003814697pt" style:font-weight-asian="normal" style:font-name-complex="CIDFont+F5" style:font-size-complex="11.1000003814697pt" style:font-weight-complex="normal"/>
    </style:style>
    <style:style style:name="T9" style:family="text">
      <style:text-properties fo:color="#000000" loext:opacity="100%" style:font-name="CIDFont+F6" fo:font-size="11.1000003814697pt" fo:font-weight="normal" style:font-name-asian="CIDFont+F6" style:font-size-asian="11.1000003814697pt" style:font-weight-asian="normal" style:font-name-complex="CIDFont+F6" style:font-size-complex="11.1000003814697pt" style:font-weight-complex="normal"/>
    </style:style>
    <style:style style:name="T10" style:family="text">
      <style:text-properties fo:color="#000000" loext:opacity="100%" style:font-name="CIDFont+F7" fo:font-size="11.1000003814697pt" fo:font-weight="normal" style:font-name-asian="CIDFont+F7" style:font-size-asian="11.1000003814697pt" style:font-weight-asian="normal" style:font-name-complex="CIDFont+F7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53cm" svg:x="1.998cm" svg:y="2.45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53cm" svg:x="1.998cm" svg:y="2.941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4.806cm" svg:height="0.53cm" svg:x="1.973cm" svg:y="3.419cm">
          <draw:text-box>
            <text:p text:style-name="P1"><text:span text:style-name="T1">DICHIARAZIONE DI CONSENSO AL TRATTAMENTO DEI DATI PERSONALI AI SENSI </text:span></text:p>
          </draw:text-box>
        </draw:frame>
        <draw:frame draw:style-name="gr1" draw:text-style-name="P2" draw:layer="layout" svg:width="13.087cm" svg:height="0.53cm" svg:x="1.99cm" svg:y="3.885cm">
          <draw:text-box>
            <text:p text:style-name="P1"><text:span text:style-name="T1">DELL'ART. 13 DEL REGOLAMENTO UE N. 679/2016 DEL 27 APRILE 2016 <text:s text:c="2"/></text:span></text:p>
          </draw:text-box>
        </draw:frame>
        <draw:frame draw:style-name="gr1" draw:text-style-name="P2" draw:layer="layout" svg:width="0.388cm" svg:height="0.53cm" svg:x="1.998cm" svg:y="4.355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19.31cm" svg:height="0.674cm" svg:x="1.998cm" svg:y="4.876cm">
          <draw:text-box>
            <text:p text:style-name="P1"><text:span text:style-name="T3">Ringraziandoti per la partecipazione alla ricerca per il progetto del corso di Human </text:span></text:p>
          </draw:text-box>
        </draw:frame>
        <draw:frame draw:style-name="gr2" draw:text-style-name="P3" draw:layer="layout" svg:width="19.653cm" svg:height="0.674cm" svg:x="1.998cm" svg:y="5.444cm">
          <draw:text-box>
            <text:p text:style-name="P1"><text:span text:style-name="T3">Computer Interaction – team Fillyourday, progetto Life@Park – <text:s/>forniamo di seguito, </text:span></text:p>
          </draw:text-box>
        </draw:frame>
        <draw:frame draw:style-name="gr2" draw:text-style-name="P3" draw:layer="layout" svg:width="19.433cm" svg:height="0.674cm" svg:x="1.998cm" svg:y="6.015cm">
          <draw:text-box>
            <text:p text:style-name="P1"><text:span text:style-name="T3">ai sensi dell'art. 13 del </text:span><text:span text:style-name="T4">GDPR </text:span><text:span text:style-name="T3">(General Data Protection Regulation), regolamento UE </text:span></text:p>
          </draw:text-box>
        </draw:frame>
        <draw:frame draw:style-name="gr2" draw:text-style-name="P3" draw:layer="layout" svg:width="18.544cm" svg:height="0.674cm" svg:x="1.998cm" svg:y="6.587cm">
          <draw:text-box>
            <text:p text:style-name="P1"><text:span text:style-name="T3">n. 679/2016 del 27 aprile 2016, alcune informazioni sul trattamento dei dati che </text:span></text:p>
          </draw:text-box>
        </draw:frame>
        <draw:frame draw:style-name="gr2" draw:text-style-name="P3" draw:layer="layout" svg:width="8.244cm" svg:height="0.674cm" svg:x="1.998cm" svg:y="7.15cm">
          <draw:text-box>
            <text:p text:style-name="P1"><text:span text:style-name="T3">saranno raccolti durante lo studio. <text:s/></text:span></text:p>
          </draw:text-box>
        </draw:frame>
        <draw:frame draw:style-name="gr1" draw:text-style-name="P2" draw:layer="layout" svg:width="0.388cm" svg:height="0.53cm" svg:x="8.949cm" svg:y="7.26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53cm" svg:x="1.998cm" svg:y="7.73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7.681cm" svg:height="0.53cm" svg:x="1.973cm" svg:y="8.215cm">
          <draw:text-box>
            <text:p text:style-name="P1"><text:span text:style-name="T1">Breve descrizione del progetto di ricerca <text:s text:c="2"/></text:span></text:p>
          </draw:text-box>
        </draw:frame>
        <draw:frame draw:style-name="gr1" draw:text-style-name="P2" draw:layer="layout" svg:width="19.107cm" svg:height="0.53cm" svg:x="1.998cm" svg:y="8.69cm">
          <draw:text-box>
            <text:p text:style-name="P1"><text:span text:style-name="T2">Il progetto consiste nello sviluppo di un servizio informatico basandosi sui principi di progettazione user </text:span></text:p>
          </draw:text-box>
        </draw:frame>
        <draw:frame draw:style-name="gr1" draw:text-style-name="P2" draw:layer="layout" svg:width="19.348cm" svg:height="0.53cm" svg:x="1.998cm" svg:y="9.168cm">
          <draw:text-box>
            <text:p text:style-name="P1"><text:span text:style-name="T2">centrici studiati nel corso di Human Computer Interaction. In particolare il nostro gruppo sta sviluppando </text:span></text:p>
          </draw:text-box>
        </draw:frame>
        <draw:frame draw:style-name="gr1" draw:text-style-name="P2" draw:layer="layout" svg:width="19.488cm" svg:height="0.53cm" svg:x="1.998cm" svg:y="9.651cm">
          <draw:text-box>
            <text:p text:style-name="P1"><text:span text:style-name="T2">un’applicazione per smartphone con l’obbiettivo di invogliare e facilitare le persone a visitare i parchi verdi </text:span></text:p>
          </draw:text-box>
        </draw:frame>
        <draw:frame draw:style-name="gr1" draw:text-style-name="P2" draw:layer="layout" svg:width="19.361cm" svg:height="0.53cm" svg:x="1.998cm" svg:y="10.133cm">
          <draw:text-box>
            <text:p text:style-name="P1"><text:span text:style-name="T2">nelle città. L’applicazione permette di ricercare i parchi nelle vicinanze e tramite filtri, permette di creare e </text:span></text:p>
          </draw:text-box>
        </draw:frame>
        <draw:frame draw:style-name="gr1" draw:text-style-name="P2" draw:layer="layout" svg:width="20.034cm" svg:height="0.53cm" svg:x="1.998cm" svg:y="10.616cm">
          <draw:text-box>
            <text:p text:style-name="P1"><text:span text:style-name="T2">unirsi ad eventi e attività nei parchi, interagire con la community di utenti che frequentano un parco. L’utente </text:span></text:p>
          </draw:text-box>
        </draw:frame>
        <draw:frame draw:style-name="gr1" draw:text-style-name="P2" draw:layer="layout" svg:width="19.848cm" svg:height="0.53cm" svg:x="1.998cm" svg:y="11.094cm">
          <draw:text-box>
            <text:p text:style-name="P1"><text:span text:style-name="T2">in questo step della ricerca interagirà con un prototipo ad alta fedeltà al fine di verificarne la qualità e offrire </text:span></text:p>
          </draw:text-box>
        </draw:frame>
        <draw:frame draw:style-name="gr1" draw:text-style-name="P2" draw:layer="layout" svg:width="6.966cm" svg:height="0.53cm" svg:x="1.998cm" svg:y="11.577cm">
          <draw:text-box>
            <text:p text:style-name="P1"><text:span text:style-name="T2">spunti per sviluppi e migliorie future. <text:s/></text:span></text:p>
          </draw:text-box>
        </draw:frame>
        <draw:frame draw:style-name="gr1" draw:text-style-name="P2" draw:layer="layout" svg:width="0.388cm" svg:height="0.53cm" svg:x="1.998cm" svg:y="12.059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388cm" svg:height="0.53cm" svg:x="1.998cm" svg:y="12.542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9.214cm" svg:height="0.53cm" svg:x="1.973cm" svg:y="13.02cm">
          <draw:text-box>
            <text:p text:style-name="P1"><text:span text:style-name="T1">Base giuridica e natura del conferimento dei dati <text:s text:c="2"/></text:span></text:p>
          </draw:text-box>
        </draw:frame>
        <draw:frame draw:style-name="gr1" draw:text-style-name="P2" draw:layer="layout" svg:width="19.488cm" svg:height="0.53cm" svg:x="1.973cm" svg:y="13.494cm">
          <draw:text-box>
            <text:p text:style-name="P1"><text:span text:style-name="T2">La base giuridica di tale trattamento è da rinvenirsi, ai sensi dell’art. 6, 1° comma, lett. a) del Regolamento, </text:span></text:p>
          </draw:text-box>
        </draw:frame>
        <draw:frame draw:style-name="gr1" draw:text-style-name="P2" draw:layer="layout" svg:width="7.186cm" svg:height="0.53cm" svg:x="1.99cm" svg:y="13.956cm">
          <draw:text-box>
            <text:p text:style-name="P1"><text:span text:style-name="T2">nel Suo consenso, libero e facoltativo. <text:s text:c="2"/></text:span></text:p>
          </draw:text-box>
        </draw:frame>
        <draw:frame draw:style-name="gr1" draw:text-style-name="P2" draw:layer="layout" svg:width="19.103cm" svg:height="0.53cm" svg:x="1.973cm" svg:y="14.426cm">
          <draw:text-box>
            <text:p text:style-name="P1"><text:span text:style-name="T2">La partecipazione al progetto è facoltativa. Il conferimento dei dati richiesti tuttavia è indispensabile allo </text:span></text:p>
          </draw:text-box>
        </draw:frame>
        <draw:frame draw:style-name="gr1" draw:text-style-name="P2" draw:layer="layout" svg:width="14.814cm" svg:height="0.53cm" svg:x="1.99cm" svg:y="14.887cm">
          <draw:text-box>
            <text:p text:style-name="P1"><text:span text:style-name="T2">svolgimento dello studio: il rifiuto di conferirli non Le consentirà di parteciparvi. <text:s text:c="2"/></text:span></text:p>
          </draw:text-box>
        </draw:frame>
        <draw:frame draw:style-name="gr1" draw:text-style-name="P2" draw:layer="layout" svg:width="11.017cm" svg:height="0.53cm" svg:x="1.973cm" svg:y="15.357cm">
          <draw:text-box>
            <text:p text:style-name="P1"><text:span text:style-name="T1">Modalità di trattamento e natura del conferimento dei dati <text:s text:c="2"/></text:span></text:p>
          </draw:text-box>
        </draw:frame>
        <draw:frame draw:style-name="gr1" draw:text-style-name="P2" draw:layer="layout" svg:width="19.924cm" svg:height="0.53cm" svg:x="1.973cm" svg:y="15.827cm">
          <draw:text-box>
            <text:p text:style-name="P1"><text:span text:style-name="T2">Il trattamento dei dati avverrà attraverso strumenti informatici e telematici, con logiche di organizzazione ed </text:span></text:p>
          </draw:text-box>
        </draw:frame>
        <draw:frame draw:style-name="gr1" draw:text-style-name="P2" draw:layer="layout" svg:width="18.552cm" svg:height="0.53cm" svg:x="1.99cm" svg:y="16.288cm">
          <draw:text-box>
            <text:p text:style-name="P1"><text:span text:style-name="T2">elaborazione correlate esclusivamente alle finalità della ricerca e, comunque, in modo da garantire la </text:span></text:p>
          </draw:text-box>
        </draw:frame>
        <draw:frame draw:style-name="gr1" draw:text-style-name="P2" draw:layer="layout" svg:width="13.98cm" svg:height="0.53cm" svg:x="1.99cm" svg:y="16.75cm">
          <draw:text-box>
            <text:p text:style-name="P1"><text:span text:style-name="T2">sicurezza e la riservatezza degli stessi in conformità alla normativa vigente. <text:s text:c="2"/></text:span></text:p>
          </draw:text-box>
        </draw:frame>
        <draw:frame draw:style-name="gr1" draw:text-style-name="P2" draw:layer="layout" svg:width="20.072cm" svg:height="0.53cm" svg:x="1.973cm" svg:y="17.22cm">
          <draw:text-box>
            <text:p text:style-name="P1"><text:span text:style-name="T2">Le registrazioni audio e video delle interazioni verbali potranno essere trascritte, conservate, informatizzate e </text:span></text:p>
          </draw:text-box>
        </draw:frame>
        <draw:frame draw:style-name="gr1" draw:text-style-name="P2" draw:layer="layout" svg:width="15.39cm" svg:height="0.53cm" svg:x="1.99cm" svg:y="17.681cm">
          <draw:text-box>
            <text:p text:style-name="P1"><text:span text:style-name="T2">raccolte unicamente ai fini scientifici. In tal caso chi conduce lo studio si impegna a: <text:s/></text:span></text:p>
          </draw:text-box>
        </draw:frame>
        <draw:frame draw:style-name="gr1" draw:text-style-name="P2" draw:layer="layout" svg:width="0.388cm" svg:height="0.53cm" svg:x="2.633cm" svg:y="18.151cm">
          <draw:text-box>
            <text:p text:style-name="P1"><text:span text:style-name="T5">• </text:span></text:p>
          </draw:text-box>
        </draw:frame>
        <draw:frame draw:style-name="gr1" draw:text-style-name="P2" draw:layer="layout" svg:width="11.436cm" svg:height="0.53cm" svg:x="3.268cm" svg:y="18.151cm">
          <draw:text-box>
            <text:p text:style-name="P1"><text:span text:style-name="T2">trattare i dati tramite i ricercatori specificatamente designati; <text:s text:c="2"/></text:span></text:p>
          </draw:text-box>
        </draw:frame>
        <draw:frame draw:style-name="gr1" draw:text-style-name="P2" draw:layer="layout" svg:width="0.388cm" svg:height="0.53cm" svg:x="2.633cm" svg:y="18.621cm">
          <draw:text-box>
            <text:p text:style-name="P1"><text:span text:style-name="T5">• </text:span></text:p>
          </draw:text-box>
        </draw:frame>
        <draw:frame draw:style-name="gr1" draw:text-style-name="P2" draw:layer="layout" svg:width="17.143cm" svg:height="0.53cm" svg:x="3.268cm" svg:y="18.621cm">
          <draw:text-box>
            <text:p text:style-name="P1"><text:span text:style-name="T2">curare le successive fasi di elaborazione e di memorizzazione dei dati raccolti in modo da non </text:span></text:p>
          </draw:text-box>
        </draw:frame>
        <draw:frame draw:style-name="gr1" draw:text-style-name="P2" draw:layer="layout" svg:width="17.769cm" svg:height="0.53cm" svg:x="3.268cm" svg:y="19.087cm">
          <draw:text-box>
            <text:p text:style-name="P1"><text:span text:style-name="T2">identificare direttamente gli interessati, procedendo all’anonimizzazione di tutte le informazioni; <text:s/></text:span></text:p>
          </draw:text-box>
        </draw:frame>
        <draw:frame draw:style-name="gr1" draw:text-style-name="P2" draw:layer="layout" svg:width="0.388cm" svg:height="0.53cm" svg:x="2.633cm" svg:y="19.633cm">
          <draw:text-box>
            <text:p text:style-name="P1"><text:span text:style-name="T5">• </text:span></text:p>
          </draw:text-box>
        </draw:frame>
        <draw:frame draw:style-name="gr1" draw:text-style-name="P2" draw:layer="layout" svg:width="18.586cm" svg:height="0.53cm" svg:x="3.268cm" svg:y="19.633cm">
          <draw:text-box>
            <text:p text:style-name="P1"><text:span text:style-name="T2">comunicare i dati e/o memorizzarli, in forma anonima, in un database accessibile a tutti i partecipanti </text:span></text:p>
          </draw:text-box>
        </draw:frame>
        <draw:frame draw:style-name="gr1" draw:text-style-name="P2" draw:layer="layout" svg:width="4.218cm" svg:height="0.53cm" svg:x="3.268cm" svg:y="20.094cm">
          <draw:text-box>
            <text:p text:style-name="P1"><text:span text:style-name="T2">al progetto di ricerca; <text:s text:c="2"/></text:span></text:p>
          </draw:text-box>
        </draw:frame>
        <draw:frame draw:style-name="gr1" draw:text-style-name="P2" draw:layer="layout" svg:width="0.388cm" svg:height="0.53cm" svg:x="2.633cm" svg:y="20.644cm">
          <draw:text-box>
            <text:p text:style-name="P1"><text:span text:style-name="T5">• </text:span></text:p>
          </draw:text-box>
        </draw:frame>
        <draw:frame draw:style-name="gr1" draw:text-style-name="P2" draw:layer="layout" svg:width="13.329cm" svg:height="0.53cm" svg:x="3.268cm" svg:y="20.644cm">
          <draw:text-box>
            <text:p text:style-name="P1"><text:span text:style-name="T2">diffondere le risposte fornite soltanto in modo aggregato e/o anonimo. <text:s text:c="2"/></text:span></text:p>
          </draw:text-box>
        </draw:frame>
        <draw:frame draw:style-name="gr1" draw:text-style-name="P2" draw:layer="layout" svg:width="0.388cm" svg:height="0.53cm" svg:x="1.998cm" svg:y="21.1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5.37cm" svg:height="0.53cm" svg:x="1.973cm" svg:y="21.597cm">
          <draw:text-box>
            <text:p text:style-name="P1"><text:span text:style-name="T1">Comunicazione e diffusione <text:s text:c="2"/></text:span></text:p>
          </draw:text-box>
        </draw:frame>
        <draw:frame draw:style-name="gr1" draw:text-style-name="P2" draw:layer="layout" svg:width="18.413cm" svg:height="0.53cm" svg:x="1.973cm" svg:y="22.071cm">
          <draw:text-box>
            <text:p text:style-name="P1"><text:span text:style-name="T2">I dati personali, se oggetto di comunicazione e/o diffusione (per esempio per mezzo di pubblicazioni </text:span></text:p>
          </draw:text-box>
        </draw:frame>
        <draw:frame draw:style-name="gr1" draw:text-style-name="P2" draw:layer="layout" svg:width="19.238cm" svg:height="0.53cm" svg:x="1.99cm" svg:y="22.528cm">
          <draw:text-box>
            <text:p text:style-name="P1"><text:span text:style-name="T2">scientifiche, congressi, seminari, lezioni ecc..), saranno in ogni caso previamente resi anonimi e trattati in </text:span></text:p>
          </draw:text-box>
        </draw:frame>
        <draw:frame draw:style-name="gr1" draw:text-style-name="P2" draw:layer="layout" svg:width="17.507cm" svg:height="0.53cm" svg:x="1.99cm" svg:y="22.99cm">
          <draw:text-box>
            <text:p text:style-name="P1"><text:span text:style-name="T2">forma aggregata in modo da escludere qualsiasi possibilità di identificazione del partecipante. <text:s text:c="2"/></text:span></text:p>
          </draw:text-box>
        </draw:frame>
        <draw:frame draw:style-name="gr1" draw:text-style-name="P2" draw:layer="layout" svg:width="19.344cm" svg:height="0.53cm" svg:x="1.973cm" svg:y="23.46cm">
          <draw:text-box>
            <text:p text:style-name="P1"><text:span text:style-name="T2">Le precisiamo che, nel caso in cui le registrazioni dovessero rivelarsi socialmente apprezzabili e utilizzabili </text:span></text:p>
          </draw:text-box>
        </draw:frame>
        <draw:frame draw:style-name="gr1" draw:text-style-name="P2" draw:layer="layout" svg:width="20.174cm" svg:height="0.53cm" svg:x="1.99cm" svg:y="23.921cm">
          <draw:text-box>
            <text:p text:style-name="P1"><text:span text:style-name="T2">per presentazioni a eventi di ricerca e conferenze scientifiche, queste potrebbero essere – con il Suo consenso </text:span></text:p>
          </draw:text-box>
        </draw:frame>
        <draw:frame draw:style-name="gr1" draw:text-style-name="P2" draw:layer="layout" svg:width="8.016cm" svg:height="0.53cm" svg:x="1.99cm" svg:y="24.383cm">
          <draw:text-box>
            <text:p text:style-name="P1"><text:span text:style-name="T2">- oggetto di comunicazione e/o diffusione. <text:s text:c="2"/></text:span></text:p>
          </draw:text-box>
        </draw:frame>
        <draw:frame draw:style-name="gr1" draw:text-style-name="P2" draw:layer="layout" svg:width="19.255cm" svg:height="0.53cm" svg:x="1.973cm" svg:y="24.852cm">
          <draw:text-box>
            <text:p text:style-name="P1"><text:span text:style-name="T2">Si precisa che la comunicazione o diffusione dei dati sopra descritti avverranno, con il Suo consenso, solo </text:span></text:p>
          </draw:text-box>
        </draw:frame>
        <draw:frame draw:style-name="gr1" draw:text-style-name="P2" draw:layer="layout" svg:width="19.103cm" svg:height="0.53cm" svg:x="1.99cm" svg:y="25.314cm">
          <draw:text-box>
            <text:p text:style-name="P1"><text:span text:style-name="T2">previa valutazione della pertinenza e non eccedenza del trattamento rispetto alle finalità della raccolta o </text:span></text:p>
          </draw:text-box>
        </draw:frame>
        <draw:frame draw:style-name="gr1" draw:text-style-name="P2" draw:layer="layout" svg:width="18.976cm" svg:height="0.53cm" svg:x="1.99cm" svg:y="25.775cm">
          <draw:text-box>
            <text:p text:style-name="P1"><text:span text:style-name="T2">qualora la mancata pubblicazione di quanto emerso nelle interazioni verbali incida negativamente sulla </text:span></text:p>
          </draw:text-box>
        </draw:frame>
        <draw:frame draw:style-name="gr1" draw:text-style-name="P2" draw:layer="layout" svg:width="18.464cm" svg:height="0.53cm" svg:x="1.99cm" svg:y="26.237cm">
          <draw:text-box>
            <text:p text:style-name="P1"><text:span text:style-name="T2">qualità della ricerca/studio. La registrazione delle interazioni verbali e/o la trascrizione del contenuto </text:span></text:p>
          </draw:text-box>
        </draw:frame>
      </draw:page>
      <draw:page draw:name="page2" draw:style-name="dp1" draw:master-page-name="master-page26">
        <draw:frame draw:style-name="gr1" draw:text-style-name="P2" draw:layer="layout" svg:width="19.916cm" svg:height="0.53cm" svg:x="1.99cm" svg:y="2.458cm">
          <draw:text-box>
            <text:p text:style-name="P1"><text:span text:style-name="T2">potrebbe essere comunicata ai partecipanti al progetto ed essere oggetto di diffusione/pubblicazione (es: su </text:span></text:p>
          </draw:text-box>
        </draw:frame>
        <draw:frame draw:style-name="gr1" draw:text-style-name="P2" draw:layer="layout" svg:width="12.63cm" svg:height="0.53cm" svg:x="1.99cm" svg:y="2.92cm">
          <draw:text-box>
            <text:p text:style-name="P1"><text:span text:style-name="T2">riviste scientifiche, internet, database accessibili ad altri ricercatori). <text:s text:c="2"/></text:span></text:p>
          </draw:text-box>
        </draw:frame>
        <draw:frame draw:style-name="gr1" draw:text-style-name="P2" draw:layer="layout" svg:width="18.684cm" svg:height="0.53cm" svg:x="1.973cm" svg:y="3.389cm">
          <draw:text-box>
            <text:p text:style-name="P1"><text:span text:style-name="T2">Si precisa, infine, che il Suo consenso alla comunicazione e/o diffusione delle riprese audio-video delle </text:span></text:p>
          </draw:text-box>
        </draw:frame>
        <draw:frame draw:style-name="gr1" draw:text-style-name="P2" draw:layer="layout" svg:width="19.073cm" svg:height="0.53cm" svg:x="1.99cm" svg:y="3.851cm">
          <draw:text-box>
            <text:p text:style-name="P1"><text:span text:style-name="T2">interazioni verbali implica la concessione di una licenza non esclusiva, senza limiti di durata e per tutto il </text:span></text:p>
          </draw:text-box>
        </draw:frame>
        <draw:frame draw:style-name="gr1" draw:text-style-name="P2" draw:layer="layout" svg:width="19.255cm" svg:height="0.53cm" svg:x="1.99cm" svg:y="4.312cm">
          <draw:text-box>
            <text:p text:style-name="P1"><text:span text:style-name="T2">mondo, trasferibile a terzi, per l’utilizzazione delle immagini. Tale licenza include i diritti di cui agli artt. 12 </text:span></text:p>
          </draw:text-box>
        </draw:frame>
        <draw:frame draw:style-name="gr1" draw:text-style-name="P2" draw:layer="layout" svg:width="19.044cm" svg:height="0.53cm" svg:x="1.99cm" svg:y="4.774cm">
          <draw:text-box>
            <text:p text:style-name="P1"><text:span text:style-name="T2">segg. della legge n. 633/1941, compresi a titolo esemplificativo e non esaustivo: diritto di pubblicazione; </text:span></text:p>
          </draw:text-box>
        </draw:frame>
        <draw:frame draw:style-name="gr1" draw:text-style-name="P2" draw:layer="layout" svg:width="18.277cm" svg:height="0.53cm" svg:x="1.99cm" svg:y="5.235cm">
          <draw:text-box>
            <text:p text:style-name="P1"><text:span text:style-name="T2">diritto di riproduzione in qualunque modo o forma; diritto di trascrizione, montaggio, adattamento, </text:span></text:p>
          </draw:text-box>
        </draw:frame>
        <draw:frame draw:style-name="gr1" draw:text-style-name="P2" draw:layer="layout" svg:width="18.794cm" svg:height="0.53cm" svg:x="1.99cm" svg:y="5.692cm">
          <draw:text-box>
            <text:p text:style-name="P1"><text:span text:style-name="T2">elaborazione e riduzione; diritto di comunicazione e distribuzione al pubblico, comprendente i diritti di </text:span></text:p>
          </draw:text-box>
        </draw:frame>
        <draw:frame draw:style-name="gr1" draw:text-style-name="P2" draw:layer="layout" svg:width="19.751cm" svg:height="0.53cm" svg:x="1.99cm" svg:y="6.154cm">
          <draw:text-box>
            <text:p text:style-name="P1"><text:span text:style-name="T2">proiezione, trasmissione e diffusione, anche in versione riassuntiva e/o ridotta, con qualsiasi mezzo tecnico, </text:span></text:p>
          </draw:text-box>
        </draw:frame>
        <draw:frame draw:style-name="gr1" draw:text-style-name="P2" draw:layer="layout" svg:width="19.264cm" svg:height="0.53cm" svg:x="1.99cm" svg:y="6.615cm">
          <draw:text-box>
            <text:p text:style-name="P1"><text:span text:style-name="T2">diritto di conservare copia delle immagini, anche in forma elettronica e su qualsiasi supporto tecnologico </text:span></text:p>
          </draw:text-box>
        </draw:frame>
        <draw:frame draw:style-name="gr1" draw:text-style-name="P2" draw:layer="layout" svg:width="19.166cm" svg:height="0.53cm" svg:x="1.99cm" svg:y="7.077cm">
          <draw:text-box>
            <text:p text:style-name="P1"><text:span text:style-name="T2">noto o di futura invenzione per le finalità e nei limiti sopra definiti. L’uso delle immagini non dà diritto ad </text:span></text:p>
          </draw:text-box>
        </draw:frame>
        <draw:frame draw:style-name="gr1" draw:text-style-name="P2" draw:layer="layout" svg:width="19.467cm" svg:height="0.53cm" svg:x="1.99cm" svg:y="7.538cm">
          <draw:text-box>
            <text:p text:style-name="P1"><text:span text:style-name="T2">alcun compenso. È in ogni caso esclusa qualunque utilizzazione del ritratto che possa arrecare pregiudizio </text:span></text:p>
          </draw:text-box>
        </draw:frame>
        <draw:frame draw:style-name="gr1" draw:text-style-name="P2" draw:layer="layout" svg:width="14.95cm" svg:height="0.53cm" svg:x="1.99cm" svg:y="8cm">
          <draw:text-box>
            <text:p text:style-name="P1"><text:span text:style-name="T2">all’onore, alla reputazione o al decoro della persona ritratta, ripresa o registrata. <text:s text:c="2"/></text:span></text:p>
          </draw:text-box>
        </draw:frame>
        <draw:frame draw:style-name="gr1" draw:text-style-name="P2" draw:layer="layout" svg:width="0.388cm" svg:height="0.53cm" svg:x="1.998cm" svg:y="8.4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36cm" svg:height="0.53cm" svg:x="1.973cm" svg:y="8.952cm">
          <draw:text-box>
            <text:p text:style-name="P1"><text:span text:style-name="T1">Periodo di conservazione dei dati <text:s text:c="2"/></text:span></text:p>
          </draw:text-box>
        </draw:frame>
        <draw:frame draw:style-name="gr1" draw:text-style-name="P2" draw:layer="layout" svg:width="19.471cm" svg:height="0.53cm" svg:x="1.973cm" svg:y="9.422cm">
          <draw:text-box>
            <text:p text:style-name="P1"><text:span text:style-name="T2">I dati raccolti saranno utilizzati con strumenti informatici e telematici e saranno conservati esclusivamente </text:span></text:p>
          </draw:text-box>
        </draw:frame>
        <draw:frame draw:style-name="gr1" draw:text-style-name="P2" draw:layer="layout" svg:width="18.646cm" svg:height="0.53cm" svg:x="1.99cm" svg:y="9.883cm">
          <draw:text-box>
            <text:p text:style-name="P1"><text:span text:style-name="T2">per il tempo strettamente necessario per la trascrizione dei contenuti e per la loro anonimizzazione e, </text:span></text:p>
          </draw:text-box>
        </draw:frame>
        <draw:frame draw:style-name="gr1" draw:text-style-name="P2" draw:layer="layout" svg:width="5.484cm" svg:height="0.53cm" svg:x="1.99cm" svg:y="10.345cm">
          <draw:text-box>
            <text:p text:style-name="P1"><text:span text:style-name="T2">comunque, non oltre 2 anni. <text:s text:c="2"/></text:span></text:p>
          </draw:text-box>
        </draw:frame>
        <draw:frame draw:style-name="gr1" draw:text-style-name="P2" draw:layer="layout" svg:width="0.388cm" svg:height="0.53cm" svg:x="1.998cm" svg:y="10.81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35cm" svg:height="0.53cm" svg:x="1.973cm" svg:y="11.297cm">
          <draw:text-box>
            <text:p text:style-name="P1"><text:span text:style-name="T1">Diritti degli interessati <text:s text:c="2"/></text:span></text:p>
          </draw:text-box>
        </draw:frame>
        <draw:frame draw:style-name="gr1" draw:text-style-name="P2" draw:layer="layout" svg:width="14.929cm" svg:height="0.53cm" svg:x="1.973cm" svg:y="11.767cm">
          <draw:text-box>
            <text:p text:style-name="P1"><text:span text:style-name="T2">In qualità di soggetto interessato può chiedere in qualsiasi momento al Titolare: <text:s text:c="2"/></text:span></text:p>
          </draw:text-box>
        </draw:frame>
        <draw:frame draw:style-name="gr1" draw:text-style-name="P2" draw:layer="layout" svg:width="0.388cm" svg:height="0.53cm" svg:x="2.633cm" svg:y="12.267cm">
          <draw:text-box>
            <text:p text:style-name="P1"><text:span text:style-name="T5">• </text:span></text:p>
          </draw:text-box>
        </draw:frame>
        <draw:frame draw:style-name="gr3" draw:text-style-name="P4" draw:layer="layout" svg:width="8.748cm" svg:height="0.577cm" svg:x="3.268cm" svg:y="12.231cm">
          <draw:text-box>
            <text:p text:style-name="P1"><text:span text:style-name="T6">di ritirarsi dallo studio in qualsiasi momento</text:span></text:p>
          </draw:text-box>
        </draw:frame>
        <draw:frame draw:style-name="gr1" draw:text-style-name="P2" draw:layer="layout" svg:width="0.388cm" svg:height="0.53cm" svg:x="10.77cm" svg:y="12.267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0.388cm" svg:height="0.53cm" svg:x="2.633cm" svg:y="12.872cm">
          <draw:text-box>
            <text:p text:style-name="P1"><text:span text:style-name="T5">• </text:span></text:p>
          </draw:text-box>
        </draw:frame>
        <draw:frame draw:style-name="gr1" draw:text-style-name="P2" draw:layer="layout" svg:width="12.998cm" svg:height="0.53cm" svg:x="3.268cm" svg:y="12.872cm">
          <draw:text-box>
            <text:p text:style-name="P1"><text:span text:style-name="T2">la conferma dell’esistenza o meno di dati personali che lo riguardano; <text:s text:c="2"/></text:span></text:p>
          </draw:text-box>
        </draw:frame>
        <draw:frame draw:style-name="gr1" draw:text-style-name="P2" draw:layer="layout" svg:width="0.388cm" svg:height="0.53cm" svg:x="2.633cm" svg:y="13.384cm">
          <draw:text-box>
            <text:p text:style-name="P1"><text:span text:style-name="T5">• </text:span></text:p>
          </draw:text-box>
        </draw:frame>
        <draw:frame draw:style-name="gr1" draw:text-style-name="P2" draw:layer="layout" svg:width="12.723cm" svg:height="0.53cm" svg:x="3.268cm" svg:y="13.384cm">
          <draw:text-box>
            <text:p text:style-name="P1"><text:span text:style-name="T2">l'accesso ai suoi dati personali e alle informazioni relative agli stessi; <text:s text:c="2"/></text:span></text:p>
          </draw:text-box>
        </draw:frame>
        <draw:frame draw:style-name="gr1" draw:text-style-name="P2" draw:layer="layout" svg:width="0.388cm" svg:height="0.53cm" svg:x="2.633cm" svg:y="13.854cm">
          <draw:text-box>
            <text:p text:style-name="P1"><text:span text:style-name="T5">• </text:span></text:p>
          </draw:text-box>
        </draw:frame>
        <draw:frame draw:style-name="gr1" draw:text-style-name="P2" draw:layer="layout" svg:width="11.639cm" svg:height="0.53cm" svg:x="3.268cm" svg:y="13.854cm">
          <draw:text-box>
            <text:p text:style-name="P1"><text:span text:style-name="T2">la rettifica dei dati inesatti o l'integrazione di quelli incompleti; <text:s text:c="2"/></text:span></text:p>
          </draw:text-box>
        </draw:frame>
        <draw:frame draw:style-name="gr1" draw:text-style-name="P2" draw:layer="layout" svg:width="0.388cm" svg:height="0.53cm" svg:x="2.633cm" svg:y="14.328cm">
          <draw:text-box>
            <text:p text:style-name="P1"><text:span text:style-name="T5">• </text:span></text:p>
          </draw:text-box>
        </draw:frame>
        <draw:frame draw:style-name="gr1" draw:text-style-name="P2" draw:layer="layout" svg:width="17.706cm" svg:height="0.53cm" svg:x="3.268cm" svg:y="14.328cm">
          <draw:text-box>
            <text:p text:style-name="P1"><text:span text:style-name="T2">la cancellazione dei dati personali che la riguardano (al verificarsi di una delle condizioni indicate </text:span></text:p>
          </draw:text-box>
        </draw:frame>
        <draw:frame draw:style-name="gr1" draw:text-style-name="P2" draw:layer="layout" svg:width="18.337cm" svg:height="0.53cm" svg:x="3.268cm" svg:y="14.79cm">
          <draw:text-box>
            <text:p text:style-name="P1"><text:span text:style-name="T2">nell'art. 17, paragrafo 1 del Regolamento e nel rispetto delle eccezioni previste nel paragrafo 3 dello </text:span></text:p>
          </draw:text-box>
        </draw:frame>
        <draw:frame draw:style-name="gr1" draw:text-style-name="P2" draw:layer="layout" svg:width="3.16cm" svg:height="0.53cm" svg:x="3.268cm" svg:y="15.251cm">
          <draw:text-box>
            <text:p text:style-name="P1"><text:span text:style-name="T2">stesso articolo); <text:s text:c="2"/></text:span></text:p>
          </draw:text-box>
        </draw:frame>
        <draw:frame draw:style-name="gr1" draw:text-style-name="P2" draw:layer="layout" svg:width="0.388cm" svg:height="0.53cm" svg:x="2.633cm" svg:y="15.721cm">
          <draw:text-box>
            <text:p text:style-name="P1"><text:span text:style-name="T5">• </text:span></text:p>
          </draw:text-box>
        </draw:frame>
        <draw:frame draw:style-name="gr1" draw:text-style-name="P2" draw:layer="layout" svg:width="18.451cm" svg:height="0.53cm" svg:x="3.268cm" svg:y="15.721cm">
          <draw:text-box>
            <text:p text:style-name="P1"><text:span text:style-name="T2">la limitazione del trattamento dei suoi dati personali (al ricorrere di una delle ipotesi indicate nell'art. </text:span></text:p>
          </draw:text-box>
        </draw:frame>
        <draw:frame draw:style-name="gr1" draw:text-style-name="P2" draw:layer="layout" svg:width="6.547cm" svg:height="0.53cm" svg:x="3.268cm" svg:y="16.183cm">
          <draw:text-box>
            <text:p text:style-name="P1"><text:span text:style-name="T2">18, paragrafo 1 del Regolamento); <text:s text:c="2"/></text:span></text:p>
          </draw:text-box>
        </draw:frame>
        <draw:frame draw:style-name="gr1" draw:text-style-name="P2" draw:layer="layout" svg:width="0.388cm" svg:height="0.53cm" svg:x="2.633cm" svg:y="16.652cm">
          <draw:text-box>
            <text:p text:style-name="P1"><text:span text:style-name="T5">• </text:span></text:p>
          </draw:text-box>
        </draw:frame>
        <draw:frame draw:style-name="gr1" draw:text-style-name="P2" draw:layer="layout" svg:width="18.387cm" svg:height="0.53cm" svg:x="3.268cm" svg:y="16.652cm">
          <draw:text-box>
            <text:p text:style-name="P1"><text:span text:style-name="T2">la trasformazione in forma anonima o il blocco dei dati trattati in violazione di legge, compresi quelli </text:span></text:p>
          </draw:text-box>
        </draw:frame>
        <draw:frame draw:style-name="gr1" draw:text-style-name="P2" draw:layer="layout" svg:width="18.015cm" svg:height="0.53cm" svg:x="3.268cm" svg:y="17.118cm">
          <draw:text-box>
            <text:p text:style-name="P1"><text:span text:style-name="T2">di cui non è necessaria la conservazione in relazione agli scopi per i quali i dati sono stati raccolti o </text:span></text:p>
          </draw:text-box>
        </draw:frame>
        <draw:frame draw:style-name="gr1" draw:text-style-name="P2" draw:layer="layout" svg:width="4.76cm" svg:height="0.53cm" svg:x="3.268cm" svg:y="17.575cm">
          <draw:text-box>
            <text:p text:style-name="P1"><text:span text:style-name="T2">successivamente trattati <text:s text:c="2"/></text:span></text:p>
          </draw:text-box>
        </draw:frame>
        <draw:frame draw:style-name="gr1" draw:text-style-name="P2" draw:layer="layout" svg:width="0.388cm" svg:height="0.53cm" svg:x="1.998cm" svg:y="18.045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4.793cm" svg:height="0.53cm" svg:x="1.973cm" svg:y="18.528cm">
          <draw:text-box>
            <text:p text:style-name="P1"><text:span text:style-name="T2">In qualità di soggetto interessato ha inoltre diritto di opporsi in tutto o in parte: <text:s text:c="2"/></text:span></text:p>
          </draw:text-box>
        </draw:frame>
        <draw:frame draw:style-name="gr1" draw:text-style-name="P2" draw:layer="layout" svg:width="0.388cm" svg:height="0.53cm" svg:x="2.633cm" svg:y="18.998cm">
          <draw:text-box>
            <text:p text:style-name="P1"><text:span text:style-name="T5">• </text:span></text:p>
          </draw:text-box>
        </draw:frame>
        <draw:frame draw:style-name="gr1" draw:text-style-name="P2" draw:layer="layout" svg:width="18.658cm" svg:height="0.53cm" svg:x="3.268cm" svg:y="18.998cm">
          <draw:text-box>
            <text:p text:style-name="P1"><text:span text:style-name="T2">per motivi legittimi al trattamento dei dati personali che lo riguardano, ancorché pertinenti allo scopo </text:span></text:p>
          </draw:text-box>
        </draw:frame>
        <draw:frame draw:style-name="gr1" draw:text-style-name="P2" draw:layer="layout" svg:width="2.838cm" svg:height="0.53cm" svg:x="3.268cm" svg:y="19.463cm">
          <draw:text-box>
            <text:p text:style-name="P1"><text:span text:style-name="T2">della raccolta; <text:s text:c="2"/></text:span></text:p>
          </draw:text-box>
        </draw:frame>
        <draw:frame draw:style-name="gr1" draw:text-style-name="P2" draw:layer="layout" svg:width="0.388cm" svg:height="0.53cm" svg:x="2.633cm" svg:y="20.035cm">
          <draw:text-box>
            <text:p text:style-name="P1"><text:span text:style-name="T5">• </text:span></text:p>
          </draw:text-box>
        </draw:frame>
        <draw:frame draw:style-name="gr1" draw:text-style-name="P2" draw:layer="layout" svg:width="18.32cm" svg:height="0.53cm" svg:x="3.268cm" svg:y="20.035cm">
          <draw:text-box>
            <text:p text:style-name="P1"><text:span text:style-name="T2">al trattamento di dati personali che lo riguardano a fini di invio di promozione di iniziative formative </text:span></text:p>
          </draw:text-box>
        </draw:frame>
        <draw:frame draw:style-name="gr1" draw:text-style-name="P2" draw:layer="layout" svg:width="3.677cm" svg:height="0.53cm" svg:x="3.268cm" svg:y="20.496cm">
          <draw:text-box>
            <text:p text:style-name="P1"><text:span text:style-name="T2">ed eventi culturali. <text:s text:c="2"/></text:span></text:p>
          </draw:text-box>
        </draw:frame>
        <draw:frame draw:style-name="gr1" draw:text-style-name="P2" draw:layer="layout" svg:width="0.388cm" svg:height="0.53cm" svg:x="1.998cm" svg:y="20.966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1.123cm" svg:height="0.53cm" svg:x="1.973cm" svg:y="21.449cm">
          <draw:text-box>
            <text:p text:style-name="P1"><text:span text:style-name="T2">Tali diritti sono esercitabili rivolgendosi a privacy@polimi.it. <text:s text:c="2"/></text:span></text:p>
          </draw:text-box>
        </draw:frame>
        <draw:frame draw:style-name="gr1" draw:text-style-name="P2" draw:layer="layout" svg:width="20cm" svg:height="0.53cm" svg:x="1.973cm" svg:y="21.919cm">
          <draw:text-box>
            <text:p text:style-name="P1"><text:span text:style-name="T2">Qualora ritenga che i suoi diritti siano stati violati dal titolare e/o da un terzo, ha il diritto di proporre reclamo </text:span></text:p>
          </draw:text-box>
        </draw:frame>
        <draw:frame draw:style-name="gr1" draw:text-style-name="P2" draw:layer="layout" svg:width="18.942cm" svg:height="0.53cm" svg:x="1.99cm" svg:y="22.38cm">
          <draw:text-box>
            <text:p text:style-name="P1"><text:span text:style-name="T2">all’Autorità per la protezione dei dati personali e/o ad altra autorità di controllo competente in forza del </text:span></text:p>
          </draw:text-box>
        </draw:frame>
        <draw:frame draw:style-name="gr1" draw:text-style-name="P2" draw:layer="layout" svg:width="2.762cm" svg:height="0.53cm" svg:x="1.99cm" svg:y="22.842cm">
          <draw:text-box>
            <text:p text:style-name="P1"><text:span text:style-name="T2">Regolamento. <text:s/></text:span></text:p>
          </draw:text-box>
        </draw:frame>
        <draw:frame draw:style-name="gr1" draw:text-style-name="P2" draw:layer="layout" svg:width="0.388cm" svg:height="0.53cm" svg:x="1.998cm" svg:y="23.31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53cm" svg:x="1.998cm" svg:y="23.7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9.739cm" svg:height="0.53cm" svg:x="1.973cm" svg:y="24.277cm">
          <draw:text-box>
            <text:p text:style-name="P1"><text:span text:style-name="T1">CONSENSO AL TRATTAMENTO DEI DATI PERSONALI <text:s text:c="2"/></text:span></text:p>
          </draw:text-box>
        </draw:frame>
        <draw:frame draw:style-name="gr1" draw:text-style-name="P2" draw:layer="layout" svg:width="17.342cm" svg:height="0.53cm" svg:x="1.973cm" svg:y="24.785cm">
          <draw:text-box>
            <text:p text:style-name="P1"><text:span text:style-name="T2">Il/La sottoscritto/a …………………Giulia Santoro…………………………………………………………………………… <text:s/></text:span></text:p>
          </draw:text-box>
        </draw:frame>
        <draw:frame draw:style-name="gr1" draw:text-style-name="P2" draw:layer="layout" svg:width="14.95cm" svg:height="0.53cm" svg:x="1.99cm" svg:y="25.246cm">
          <draw:text-box>
            <text:p text:style-name="P1"><text:span text:style-name="T2">nato/a a …………………… il………………………… residente a ………………………………………… <text:s text:c="2"/></text:span></text:p>
          </draw:text-box>
        </draw:frame>
        <draw:frame draw:style-name="gr1" draw:text-style-name="P2" draw:layer="layout" svg:width="10.204cm" svg:height="0.53cm" svg:x="1.973cm" svg:y="25.767cm">
          <draw:text-box>
            <text:p text:style-name="P1"><text:span text:style-name="T2">via………………………………………………………………….. n……… ; <text:s text:c="2"/></text:span></text:p>
          </draw:text-box>
        </draw:frame>
        <draw:frame draw:style-name="gr1" draw:text-style-name="P2" draw:layer="layout" svg:width="19.108cm" svg:height="0.53cm" svg:x="1.973cm" svg:y="26.241cm">
          <draw:text-box>
            <text:p text:style-name="P1"><text:span text:style-name="T2">presa visione dell’informativa ai sensi dell’art. dell'art. 13 del </text:span><text:span text:style-name="T7">GDPR </text:span><text:span text:style-name="T2">(General Data Protection Regulation), </text:span></text:p>
          </draw:text-box>
        </draw:frame>
        <draw:frame draw:style-name="gr1" draw:text-style-name="P2" draw:layer="layout" svg:width="8.875cm" svg:height="0.53cm" svg:x="1.99cm" svg:y="26.707cm">
          <draw:text-box>
            <text:p text:style-name="P1"><text:span text:style-name="T2">regolamento UE n. 679/2016 del 27 aprile 2016 <text:s text:c="2"/></text:span></text:p>
          </draw:text-box>
        </draw:frame>
      </draw:page>
      <draw:page draw:name="page3" draw:style-name="dp1" draw:master-page-name="master-page35">
        <draw:frame draw:style-name="gr1" draw:text-style-name="P2" draw:layer="layout" svg:width="2.428cm" svg:height="0.53cm" svg:x="1.973cm" svg:y="2.458cm">
          <draw:text-box>
            <text:p text:style-name="P1"><text:span text:style-name="T1">AUTORIZZA <text:s text:c="2"/></text:span></text:p>
          </draw:text-box>
        </draw:frame>
        <draw:frame draw:style-name="gr1" draw:text-style-name="P2" draw:layer="layout" svg:width="19.907cm" svg:height="0.53cm" svg:x="1.973cm" svg:y="2.928cm">
          <draw:text-box>
            <text:p text:style-name="P1"><text:span text:style-name="T2">Gli studenti responsabili dello studio al trattamento dei dati personali del partecipante per le finalità indicate </text:span></text:p>
          </draw:text-box>
        </draw:frame>
        <draw:frame draw:style-name="gr1" draw:text-style-name="P2" draw:layer="layout" svg:width="5.463cm" svg:height="0.53cm" svg:x="1.99cm" svg:y="3.389cm">
          <draw:text-box>
            <text:p text:style-name="P1"><text:span text:style-name="T2">nell’informativa di cui sopra. <text:s text:c="2"/></text:span></text:p>
          </draw:text-box>
        </draw:frame>
        <draw:frame draw:style-name="gr1" draw:text-style-name="P2" draw:layer="layout" svg:width="6.217cm" svg:height="0.53cm" svg:x="1.973cm" svg:y="3.94cm">
          <draw:text-box>
            <text:p text:style-name="P1"><text:span text:style-name="T8">x </text:span><text:span text:style-name="T9">acconsente </text:span><text:span text:style-name="T8">⎕ </text:span><text:span text:style-name="T9">non acconsente <text:s text:c="2"/>x</text:span></text:p>
          </draw:text-box>
        </draw:frame>
        <draw:frame draw:style-name="gr1" draw:text-style-name="P2" draw:layer="layout" svg:width="14.556cm" svg:height="0.53cm" svg:x="1.973cm" svg:y="4.456cm">
          <draw:text-box>
            <text:p text:style-name="P1"><text:span text:style-name="T9">al trattamento dei propri dati, anche di natura particolare, per finalità di ricerca </text:span></text:p>
          </draw:text-box>
        </draw:frame>
        <draw:frame draw:style-name="gr1" draw:text-style-name="P2" draw:layer="layout" svg:width="15.529cm" svg:height="0.53cm" svg:x="1.99cm" svg:y="4.956cm">
          <draw:text-box>
            <text:p text:style-name="P1"><text:span text:style-name="T9">statistica e scientifica con le modalità e per gli scopi descritti [adesione al progetto]</text:span><text:span text:style-name="T10">; <text:s text:c="2"/></text:span></text:p>
          </draw:text-box>
        </draw:frame>
        <draw:frame draw:style-name="gr1" draw:text-style-name="P2" draw:layer="layout" svg:width="6.009cm" svg:height="0.53cm" svg:x="1.973cm" svg:y="5.468cm">
          <draw:text-box>
            <text:p text:style-name="P1"><text:span text:style-name="T8">x </text:span><text:span text:style-name="T9">acconsente </text:span><text:span text:style-name="T8">⎕ </text:span><text:span text:style-name="T9">non acconsente <text:s text:c="2"/></text:span></text:p>
          </draw:text-box>
        </draw:frame>
        <draw:frame draw:style-name="gr1" draw:text-style-name="P2" draw:layer="layout" svg:width="14.556cm" svg:height="0.53cm" svg:x="1.973cm" svg:y="5.984cm">
          <draw:text-box>
            <text:p text:style-name="P1"><text:span text:style-name="T9">al trattamento dei propri dati, anche di natura particolare, per finalità di ricerca </text:span></text:p>
          </draw:text-box>
        </draw:frame>
        <draw:frame draw:style-name="gr1" draw:text-style-name="P2" draw:layer="layout" svg:width="15.471cm" svg:height="0.53cm" svg:x="1.99cm" svg:y="6.488cm">
          <draw:text-box>
            <text:p text:style-name="P1"><text:span text:style-name="T9">statistica e scientifica, incluse la comunicazione e la diffusione delle interviste, con le </text:span></text:p>
          </draw:text-box>
        </draw:frame>
        <draw:frame draw:style-name="gr1" draw:text-style-name="P2" draw:layer="layout" svg:width="15.695cm" svg:height="0.53cm" svg:x="1.99cm" svg:y="6.992cm">
          <draw:text-box>
            <text:p text:style-name="P1"><text:span text:style-name="T9">modalità e per gli scopi descritti [diffusione delle interviste prive di dati identificativi]</text:span><text:span text:style-name="T10">; <text:s/></text:span></text:p>
          </draw:text-box>
        </draw:frame>
        <draw:frame draw:style-name="gr1" draw:text-style-name="P2" draw:layer="layout" svg:width="6.009cm" svg:height="0.53cm" svg:x="1.99cm" svg:y="7.492cm">
          <draw:text-box>
            <text:p text:style-name="P1"><text:span text:style-name="T8">x </text:span><text:span text:style-name="T9">acconsente </text:span><text:span text:style-name="T8">⎕ </text:span><text:span text:style-name="T9">non acconsente <text:s text:c="2"/></text:span></text:p>
          </draw:text-box>
        </draw:frame>
        <draw:frame draw:style-name="gr1" draw:text-style-name="P2" draw:layer="layout" svg:width="14.349cm" svg:height="0.53cm" svg:x="1.973cm" svg:y="8.008cm">
          <draw:text-box>
            <text:p text:style-name="P1"><text:span text:style-name="T9">l’uso, la riproduzione e la pubblicazione con ogni con ogni mezzo tecnico delle </text:span></text:p>
          </draw:text-box>
        </draw:frame>
        <draw:frame draw:style-name="gr1" draw:text-style-name="P2" draw:layer="layout" svg:width="14.4cm" svg:height="0.53cm" svg:x="1.99cm" svg:y="8.512cm">
          <draw:text-box>
            <text:p text:style-name="P1"><text:span text:style-name="T9">immagini riprese e la possibilità che le registrazioni possano essere oggetto di </text:span></text:p>
          </draw:text-box>
        </draw:frame>
        <draw:frame draw:style-name="gr1" draw:text-style-name="P2" draw:layer="layout" svg:width="15.356cm" svg:height="0.53cm" svg:x="1.99cm" svg:y="9.016cm">
          <draw:text-box>
            <text:p text:style-name="P1"><text:span text:style-name="T9">pubblica rappresentazione attraverso manifestazioni, pubblicazione su web e social </text:span></text:p>
          </draw:text-box>
        </draw:frame>
        <draw:frame draw:style-name="gr1" draw:text-style-name="P2" draw:layer="layout" svg:width="12.393cm" svg:height="0.53cm" svg:x="1.99cm" svg:y="9.515cm">
          <draw:text-box>
            <text:p text:style-name="P1"><text:span text:style-name="T9">network, downloading, diffusione su supporto ottico o magnetico. <text:s text:c="2"/></text:span></text:p>
          </draw:text-box>
        </draw:frame>
        <draw:frame draw:style-name="gr1" draw:text-style-name="P2" draw:layer="layout" svg:width="0.388cm" svg:height="0.53cm" svg:x="1.998cm" svg:y="9.998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7.525cm" svg:height="0.53cm" svg:x="1.973cm" svg:y="10.514cm">
          <draw:text-box>
            <text:p text:style-name="P1"><text:span text:style-name="T2">Luogo e data ………………………………………. <text:s text:c="2"/></text:span></text:p>
          </draw:text-box>
        </draw:frame>
        <draw:frame draw:style-name="gr1" draw:text-style-name="P2" draw:layer="layout" svg:width="0.388cm" svg:height="0.53cm" svg:x="1.998cm" svg:y="10.984cm">
          <draw:text-box>
            <text:p text:style-name="P1"><text:span text:style-name="T2"><text:s text:c="2"/></text:span></text:p>
          </draw:text-box>
        </draw:frame>
        <draw:frame draw:style-name="gr1" draw:text-style-name="P2" draw:layer="layout" svg:width="10.594cm" svg:height="0.53cm" svg:x="1.973cm" svg:y="11.496cm">
          <draw:text-box>
            <text:p text:style-name="P1"><text:span text:style-name="T2">(firma leggibile) Giulia Santoro………………………………………. 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IDFont+F6" svg:font-family="CIDFont+F6"/>
    <style:font-face style:name="CIDFont+F7" svg:font-family="CIDFont+F7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08T20:41:20.284966886</dc:date>
    <meta:editing-duration>PT1M59S</meta:editing-duration>
    <meta:editing-cycles>2</meta:editing-cycles>
    <meta:generator>LibreOffice/24.2.7.2$Linux_X86_64 LibreOffice_project/420$Build-2</meta:generator>
    <meta:document-statistic meta:object-count="136"/>
  </office:meta>
</office:document-meta>
</file>